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87cm"/>
    </style:style>
    <style:style style:name="co2" style:family="table-column">
      <style:table-column-properties fo:break-before="auto" style:column-width="7.742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5.161cm"/>
    </style:style>
    <style:style style:name="co5" style:family="table-column">
      <style:table-column-properties fo:break-before="auto" style:column-width="5.05cm"/>
    </style:style>
    <style:style style:name="co6" style:family="table-column">
      <style:table-column-properties fo:break-before="auto" style:column-width="5.71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2" office:value-type="string">
            <text:p>Scenario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Stress</text:p>
          </table:table-cell>
          <table:table-cell table:style-name="ce2" office:value-type="string">
            <text:p>Endurance</text:p>
          </table:table-cell>
          <table:table-cell table:style-name="ce2" office:value-type="string">
            <text:p>Spike</text:p>
          </table:table-cell>
        </table:table-row>
        <table:table-row table:style-name="ro2">
          <table:table-cell office:value-type="string">
            <text:p>Login Success</text:p>
          </table:table-cell>
          <table:table-cell office:value-type="string">
            <text:p>Enter the correct username and password</text:p>
          </table:table-cell>
          <table:table-cell office:value-type="string">
            <text:p>Vusers:100</text:p>
            <text:p>Ramp up: 10 users / 2 secs</text:p>
            <text:p>Test Duration: 5 mins</text:p>
            <text:p>Ramp down: 20 user/ 2 secs</text:p>
          </table:table-cell>
          <table:table-cell office:value-type="string">
            <text:p>Vusers:500</text:p>
            <text:p>Ramp up: 20 users / 2 secs</text:p>
            <text:p>Test Duration: 4 mins</text:p>
            <text:p>Ramp down: 40 user/ 2 secs</text:p>
          </table:table-cell>
          <table:table-cell office:value-type="string">
            <text:p>Vusers:100</text:p>
            <text:p>Ramp up: 10 users / 2 secs</text:p>
            <text:p>Test Duration: 15 mins</text:p>
            <text:p>Ramp down: 20 user/ 2 secs</text:p>
          </table:table-cell>
          <table:table-cell office:value-type="string">
            <text:p>Vusers:100</text:p>
            <text:p>Ramp up: 20 users / 1 secs</text:p>
            <text:p>Test Duration: 5 mins</text:p>
            <text:p>Ramp down: 20 user/ 2 secs</text:p>
          </table:table-cell>
        </table:table-row>
        <table:table-row table:style-name="ro2">
          <table:table-cell office:value-type="string">
            <text:p>Login Failure</text:p>
          </table:table-cell>
          <table:table-cell office:value-type="string">
            <text:p>Enter the wrong username and password</text:p>
          </table:table-cell>
          <table:table-cell office:value-type="string">
            <text:p>Vusers:100</text:p>
            <text:p>Ramp up: 10 users / 2 secs</text:p>
            <text:p>Test Duration: 5 mins</text:p>
            <text:p>Ramp down: 20 user/ 2 secs</text:p>
          </table:table-cell>
          <table:table-cell office:value-type="string">
            <text:p>Vusers:500</text:p>
            <text:p>Ramp up: 20 users / 2 secs</text:p>
            <text:p>Test Duration: 4 mins</text:p>
            <text:p>Ramp down: 40 user/ 2 secs</text:p>
          </table:table-cell>
          <table:table-cell office:value-type="string">
            <text:p>Vusers:100</text:p>
            <text:p>Ramp up: 10 users / 2 secs</text:p>
            <text:p>Test Duration: 15 mins</text:p>
            <text:p>Ramp down: 20 user/ 2 secs</text:p>
          </table:table-cell>
          <table:table-cell office:value-type="string">
            <text:p>Vusers:100</text:p>
            <text:p>Ramp up: 20 users / 1 secs</text:p>
            <text:p>Test Duration: 5 mins</text:p>
            <text:p>Ramp down: 20 user/ 2 secs</text:p>
          </table:table-cell>
        </table:table-row>
        <table:table-row table:style-name="ro2">
          <table:table-cell office:value-type="string">
            <text:p>Successful Flight Booking</text:p>
          </table:table-cell>
          <table:table-cell office:value-type="string">
            <text:p>Successfully boook a flight</text:p>
          </table:table-cell>
          <table:table-cell office:value-type="string">
            <text:p>Vusers: 500</text:p>
            <text:p>Ramp up: 10 users / 2 secs</text:p>
            <text:p>Test Duration: 5 mins</text:p>
            <text:p>Ramp down: 20 user/ 2 secs</text:p>
          </table:table-cell>
          <table:table-cell office:value-type="string">
            <text:p>Vusers:2500</text:p>
            <text:p>Ramp up: 20 users / 2 secs</text:p>
            <text:p>Test Duration: 4 mins</text:p>
            <text:p>Ramp down: 40 user/ 2 secs</text:p>
          </table:table-cell>
          <table:table-cell office:value-type="string">
            <text:p>Vusers:500</text:p>
            <text:p>Ramp up: 10 users / 2 secs</text:p>
            <text:p>Test Duration: 15 mins</text:p>
            <text:p>Ramp down: 20 user/ 2 secs</text:p>
          </table:table-cell>
          <table:table-cell office:value-type="string">
            <text:p>Vusers:500</text:p>
            <text:p>Ramp up: 20 users / 1 secs</text:p>
            <text:p>Test Duration: 5 mins</text:p>
            <text:p>Ramp down: 20 user/ 2 secs</text:p>
          </table:table-cell>
        </table:table-row>
        <table:table-row table:style-name="ro2">
          <table:table-cell office:value-type="string">
            <text:p>Validation Error in Find Flight</text:p>
          </table:table-cell>
          <table:table-cell office:value-type="string">
            <text:p>Enter the same value for departure and arrival</text:p>
          </table:table-cell>
          <table:table-cell office:value-type="string">
            <text:p>Vusers:250</text:p>
            <text:p>Ramp up: 10 users / 2 secs</text:p>
            <text:p>Test Duration: 5 mins</text:p>
            <text:p>Ramp down: 20 user/ 2 secs</text:p>
          </table:table-cell>
          <table:table-cell office:value-type="string">
            <text:p>Vusers:1250</text:p>
            <text:p>Ramp up: 20 users / 2 secs</text:p>
            <text:p>Test Duration: 4 mins</text:p>
            <text:p>Ramp down: 40 user/ 2 secs</text:p>
          </table:table-cell>
          <table:table-cell office:value-type="string">
            <text:p>Vusers:250</text:p>
            <text:p>Ramp up: 10 users / 2 secs</text:p>
            <text:p>Test Duration: 15 mins</text:p>
            <text:p>Ramp down: 20 user/ 2 secs</text:p>
          </table:table-cell>
          <table:table-cell office:value-type="string">
            <text:p>Vusers:250</text:p>
            <text:p>Ramp up: 20 users / 1 secs</text:p>
            <text:p>Test Duration: 5 mins</text:p>
            <text:p>Ramp down: 20 user/ 2 secs</text:p>
          </table:table-cell>
        </table:table-row>
        <table:table-row table:style-name="ro2">
          <table:table-cell office:value-type="string">
            <text:p>Validation Error in Payment Details</text:p>
          </table:table-cell>
          <table:table-cell office:value-type="string">
            <text:p>Leave any mandatory fields blank </text:p>
          </table:table-cell>
          <table:table-cell office:value-type="string">
            <text:p>Vusers:250</text:p>
            <text:p>Ramp up: 10 users / 2 secs</text:p>
            <text:p>Test Duration: 5 mins</text:p>
            <text:p>Ramp down: 20 user/ 2 secs</text:p>
          </table:table-cell>
          <table:table-cell office:value-type="string">
            <text:p>Vusers:1250</text:p>
            <text:p>Ramp up: 20 users / 2 secs</text:p>
            <text:p>Test Duration: 4 mins</text:p>
            <text:p>Ramp down: 40 user/ 2 secs</text:p>
          </table:table-cell>
          <table:table-cell office:value-type="string">
            <text:p>Vusers:250</text:p>
            <text:p>Ramp up: 10 users / 2 secs</text:p>
            <text:p>Test Duration: 15 mins</text:p>
            <text:p>Ramp down: 20 user/ 2 secs</text:p>
          </table:table-cell>
          <table:table-cell office:value-type="string">
            <text:p>Vusers:250</text:p>
            <text:p>Ramp up: 20 users / 1 secs</text:p>
            <text:p>Test Duration: 5 mins</text:p>
            <text:p>Ramp down: 20 user/ 2 secs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4">04/12/2025</text:date>, <text:time>11:4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4T09:59:55.21</meta:creation-date>
    <dc:date>2025-12-04T11:47:07.28</dc:date>
    <meta:editing-duration>PT48S</meta:editing-duration>
    <meta:editing-cycles>1</meta:editing-cycles>
    <meta:document-statistic meta:table-count="3" meta:cell-count="36" meta:object-count="0"/>
    <meta:generator>OpenOffice/4.1.15$Win32 OpenOffice.org_project/4115m2$Build-9813</meta:generator>
  </office:meta>
</office:document-meta>
</file>